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-parih" table:style-name="ta1">
        <table:table-column table:style-name="co1" table:number-columns-repeated="2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6" calcext:value-type="float">
            <text:p>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002" meta:object-count="0"/>
    <meta:generator>LibreOffice/7.5.0.3$Windows_X86_64 LibreOffice_project/c21113d003cd3efa8c53188764377a8272d9d6de</meta:generator>
  </office:meta>
</office:document-meta>
</file>